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A000000588068D81AC1FF3204.png" manifest:media-type="image/png"/>
  <manifest:file-entry manifest:full-path="Pictures/100000010000006B0000005A92FF30D82D073F61.png" manifest:media-type="image/png"/>
  <manifest:file-entry manifest:full-path="Pictures/100000010000014A00000049E4062694EB8F8DAB.png" manifest:media-type="image/png"/>
  <manifest:file-entry manifest:full-path="Pictures/100000010000006D0000005808218C546988672D.png" manifest:media-type="image/png"/>
  <manifest:file-entry manifest:full-path="Pictures/10000001000001560000004977CF93D1F6DE01CF.png" manifest:media-type="image/png"/>
  <manifest:file-entry manifest:full-path="Pictures/100000010000006D00000058BBC649534703DA73.png" manifest:media-type="image/png"/>
  <manifest:file-entry manifest:full-path="Pictures/10000001000000A900000054F9AF263115CE5365.png" manifest:media-type="image/png"/>
  <manifest:file-entry manifest:full-path="Pictures/1000000100000156000000494FE9658F53D16C24.png" manifest:media-type="image/png"/>
  <manifest:file-entry manifest:full-path="Pictures/10000001000000A900000049E559D986572935AF.png" manifest:media-type="image/png"/>
  <manifest:file-entry manifest:full-path="Pictures/100000010000005C0000005A2D23809563D35285.png" manifest:media-type="image/png"/>
  <manifest:file-entry manifest:full-path="Pictures/100000010000006D0000005AA72715276C5D220D.png" manifest:media-type="image/png"/>
  <manifest:file-entry manifest:full-path="Pictures/100000010000005A0000005AFEEDF6B966DD86D2.png" manifest:media-type="image/png"/>
  <manifest:file-entry manifest:full-path="Pictures/100000010000015600000049D4A11CF7D1D40D39.png" manifest:media-type="image/png"/>
  <manifest:file-entry manifest:full-path="Pictures/100000010000002C0000003B6FAF58B3A35A1AB2.png" manifest:media-type="image/png"/>
  <manifest:file-entry manifest:full-path="Pictures/100000010000006B00000058FAADF06FC3B47356.png" manifest:media-type="image/png"/>
  <manifest:file-entry manifest:full-path="Pictures/10000001000000A900000054A2DFF955860A588A.png" manifest:media-type="image/png"/>
  <manifest:file-entry manifest:full-path="Pictures/10000001000001560000004911705B0A1B59E2FE.png" manifest:media-type="image/png"/>
  <manifest:file-entry manifest:full-path="Pictures/10000001000000A900000049AB82E7A47FDB2A24.png" manifest:media-type="image/png"/>
  <manifest:file-entry manifest:full-path="Pictures/100000010000006B00000058D6E7267D063230FC.png" manifest:media-type="image/png"/>
  <manifest:file-entry manifest:full-path="Pictures/100000010000005C000000585BC17F559F1AB527.png" manifest:media-type="image/png"/>
  <manifest:file-entry manifest:full-path="Pictures/10000001000000A9000000568D8523AE560BFDD6.png" manifest:media-type="image/png"/>
  <manifest:file-entry manifest:full-path="Pictures/100000010000015600000049EC87EAA974DB60D2.png" manifest:media-type="image/png"/>
  <manifest:file-entry manifest:full-path="Pictures/10000001000000AF000000497CF08C40E763416D.png" manifest:media-type="image/png"/>
  <manifest:file-entry manifest:full-path="Pictures/100000010000008A00000049E843776C5D13AC15.png" manifest:media-type="image/png"/>
  <manifest:file-entry manifest:full-path="Pictures/100000010000014E00000052BCC8CE03AA5649A5.png" manifest:media-type="image/png"/>
  <manifest:file-entry manifest:full-path="Pictures/10000001000001560000004964C7CD3F12FAC7C4.png" manifest:media-type="image/png"/>
  <manifest:file-entry manifest:full-path="Pictures/10000001000000AF0000005409FBE6212081B206.png" manifest:media-type="image/png"/>
  <manifest:file-entry manifest:full-path="Pictures/100000010000005C000000585FFC80C2E76E13BC.png" manifest:media-type="image/png"/>
  <manifest:file-entry manifest:full-path="Pictures/10000001000000AF00000049A3F23ADD8234198B.png" manifest:media-type="image/png"/>
  <manifest:file-entry manifest:full-path="Pictures/10000001000000A9000000492C28BFE49C579620.png" manifest:media-type="image/png"/>
  <manifest:file-entry manifest:full-path="Pictures/100000010000015600000049C9700345B8310AD9.png" manifest:media-type="image/png"/>
  <manifest:file-entry manifest:full-path="Pictures/10000001000000BE00000052B7263F5C136AA035.png" manifest:media-type="image/png"/>
  <manifest:file-entry manifest:full-path="Pictures/100000010000015A000000528A26E36C11B5A789.png" manifest:media-type="image/png"/>
  <manifest:file-entry manifest:full-path="Pictures/10000001000000A100000049A51D9FF1B1D56549.png" manifest:media-type="image/png"/>
  <manifest:file-entry manifest:full-path="Pictures/100000010000007B00000049B86352EBED2B0E6E.png" manifest:media-type="image/png"/>
  <manifest:file-entry manifest:full-path="Pictures/100000010000015600000049413024D3DE10AD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9211e" draw:fill-color="#f10d0c" draw:textarea-horizontal-align="justify" draw:textarea-vertical-align="middle" draw:auto-grow-height="false" fo:min-height="0.054cm" fo:min-width="1.352cm" draw:shadow="visible" draw:shadow-offset-x="0.071cm" draw:shadow-offset-y="0.071cm" draw:shadow-color="#ffa6a6" loext:shadow-blur="0.035cm"/>
    </style:style>
    <style:style style:name="gr3" style:family="graphic" style:parent-style-name="standard">
      <style:graphic-properties svg:stroke-color="#224b12" draw:fill-color="#069a2e" draw:textarea-horizontal-align="justify" draw:textarea-vertical-align="middle" draw:auto-grow-height="false" fo:min-height="0.054cm" fo:min-width="1.352cm" draw:shadow="visible" draw:shadow-offset-x="0.071cm" draw:shadow-offset-y="0.071cm" draw:shadow-color="#3faf46" loext:shadow-blur="0.035cm"/>
    </style:style>
    <style:style style:name="gr4" style:family="graphic" style:parent-style-name="standard">
      <style:graphic-properties svg:stroke-color="#355269" draw:fill-color="#5983b0" draw:textarea-horizontal-align="justify" draw:textarea-vertical-align="middle" draw:auto-grow-height="false" fo:min-height="0.054cm" fo:min-width="1.352cm" draw:shadow="visible" draw:shadow-offset-x="0.071cm" draw:shadow-offset-y="0.071cm" draw:shadow-color="#b4c7dc" loext:shadow-blur="0.035cm"/>
    </style:style>
    <style:style style:name="gr5" style:family="graphic" style:parent-style-name="standard">
      <style:graphic-properties svg:stroke-width="0.053cm" svg:stroke-color="#c9211e" draw:marker-start-width="0.279cm" draw:marker-end-width="0.279cm" draw:fill-color="#ff0000" draw:textarea-horizontal-align="justify" draw:textarea-vertical-align="middle" draw:auto-grow-height="false" fo:min-height="0.306cm" fo:min-width="0.056cm" fo:padding-top="0.151cm" fo:padding-bottom="0.151cm" fo:padding-left="0.276cm" fo:padding-right="0.276cm" draw:shadow="visible" draw:shadow-offset-x="0.071cm" draw:shadow-offset-y="0.071cm" draw:shadow-color="#ff0000" loext:shadow-blur="0.106cm"/>
    </style:style>
    <style:style style:name="gr6" style:family="graphic" style:parent-style-name="standard">
      <style:graphic-properties draw:stroke="none" svg:stroke-color="#000000" draw:fill="none" draw:fill-color="#ffffff" fo:min-height="0.544cm"/>
      <style:paragraph-properties style:writing-mode="lr-tb"/>
    </style:style>
    <style:style style:name="gr7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0.254cm" fo:min-width="0.004cm" fo:padding-top="0.151cm" fo:padding-bottom="0.151cm" fo:padding-left="0.276cm" fo:padding-right="0.276cm" draw:shadow="visible" draw:shadow-offset-x="0.071cm" draw:shadow-offset-y="0.071cm" draw:shadow-color="#729fcf" loext:shadow-blur="0.106cm"/>
    </style:style>
    <style:style style:name="gr8" style:family="graphic" style:parent-style-name="standard">
      <style:graphic-properties svg:stroke-width="0.053cm" svg:stroke-color="#224b12" draw:marker-start-width="0.279cm" draw:marker-end-width="0.279cm" draw:fill-color="#00a933" draw:textarea-horizontal-align="justify" draw:textarea-vertical-align="middle" draw:auto-grow-height="false" fo:min-height="0.254cm" fo:min-width="0.004cm" fo:padding-top="0.151cm" fo:padding-bottom="0.151cm" fo:padding-left="0.276cm" fo:padding-right="0.276cm" draw:shadow="visible" draw:shadow-offset-x="0.071cm" draw:shadow-offset-y="0.071cm" draw:shadow-color="#afd095" loext:shadow-blur="0.106cm"/>
    </style:style>
    <style:style style:name="gr9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10d0c"/>
      <style:paragraph-properties fo:text-align="center"/>
    </style:style>
    <style:style style:name="P3" style:family="paragraph">
      <loext:graphic-properties draw:fill-color="#069a2e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00a933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.336cm" svg:height="1.235cm" svg:x="1.326cm" svg:y="2.402cm">
          <draw:image xlink:href="Pictures/100000010000008A00000049E843776C5D13AC15.png" xlink:type="simple" xlink:show="embed" xlink:actuate="onLoad" draw:mime-type="image/png">
            <text:p/>
          </draw:image>
        </draw:frame>
        <draw:frame draw:style-name="gr1" draw:text-style-name="P1" draw:layer="layout" svg:width="2.86cm" svg:height="1.235cm" svg:x="5.826cm" svg:y="2.402cm">
          <draw:image xlink:href="Pictures/10000001000000A900000049AB82E7A47FDB2A24.png" xlink:type="simple" xlink:show="embed" xlink:actuate="onLoad" draw:mime-type="image/png">
            <text:p/>
          </draw:image>
        </draw:frame>
        <draw:frame draw:style-name="gr1" draw:text-style-name="P1" draw:layer="layout" svg:width="2.86cm" svg:height="1.421cm" svg:x="10.652cm" svg:y="2.27cm">
          <draw:image xlink:href="Pictures/10000001000000A900000054A2DFF955860A588A.png" xlink:type="simple" xlink:show="embed" xlink:actuate="onLoad" draw:mime-type="image/png">
            <text:p/>
          </draw:image>
        </draw:frame>
        <draw:frame draw:style-name="gr1" draw:text-style-name="P1" draw:layer="layout" svg:width="2.86cm" svg:height="1.235cm" svg:x="15.727cm" svg:y="2.481cm">
          <draw:image xlink:href="Pictures/10000001000000A900000049E559D986572935AF.png" xlink:type="simple" xlink:show="embed" xlink:actuate="onLoad" draw:mime-type="image/png">
            <text:p/>
          </draw:image>
        </draw:frame>
        <draw:frame draw:style-name="gr1" draw:text-style-name="P1" draw:layer="layout" svg:width="2.86cm" svg:height="1.421cm" svg:x="20.729cm" svg:y="2.27cm">
          <draw:image xlink:href="Pictures/10000001000000A900000054F9AF263115CE5365.png" xlink:type="simple" xlink:show="embed" xlink:actuate="onLoad" draw:mime-type="image/png">
            <text:p/>
          </draw:image>
        </draw:frame>
        <draw:custom-shape draw:style-name="gr2" draw:text-style-name="P2" draw:layer="layout" svg:width="2.116cm" svg:height="0.608cm" svg:x="3.651cm" svg:y="2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.116cm" svg:height="0.608cm" svg:x="13.998cm" svg:y="7.9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116cm" svg:height="0.608cm" svg:x="8.573cm" svg:y="2.7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116cm" svg:height="0.608cm" svg:x="13.497cm" svg:y="2.7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116cm" svg:height="0.608cm" svg:x="18.524cm" svg:y="2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116cm" svg:height="0.608cm" svg:x="3.655cm" svg:y="5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116cm" svg:height="0.608cm" svg:x="13.552cm" svg:y="5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116cm" svg:height="0.608cm" svg:x="18.554cm" svg:y="5.4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116cm" svg:height="0.608cm" svg:x="8.578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844cm" svg:height="1.489cm" svg:x="3.718cm" svg:y="1.293cm">
          <draw:image xlink:href="Pictures/100000010000006D0000005808218C546988672D.png" xlink:type="simple" xlink:show="embed" xlink:actuate="onLoad" draw:mime-type="image/png">
            <text:p/>
          </draw:image>
        </draw:frame>
        <draw:frame draw:style-name="gr1" draw:text-style-name="P1" draw:layer="layout" svg:width="1.844cm" svg:height="1.489cm" svg:x="13.577cm" svg:y="1.372cm">
          <draw:image xlink:href="Pictures/100000010000006D00000058BBC649534703DA73.png" xlink:type="simple" xlink:show="embed" xlink:actuate="onLoad" draw:mime-type="image/png">
            <text:p/>
          </draw:image>
        </draw:frame>
        <draw:frame draw:style-name="gr1" draw:text-style-name="P1" draw:layer="layout" svg:width="1.844cm" svg:height="1.523cm" svg:x="3.681cm" svg:y="3.895cm">
          <draw:image xlink:href="Pictures/100000010000006D0000005AA72715276C5D220D.png" xlink:type="simple" xlink:show="embed" xlink:actuate="onLoad" draw:mime-type="image/png">
            <text:p/>
          </draw:image>
        </draw:frame>
        <draw:frame draw:style-name="gr1" draw:text-style-name="P1" draw:layer="layout" svg:width="1.557cm" svg:height="1.489cm" svg:x="8.878cm" svg:y="1.399cm">
          <draw:image xlink:href="Pictures/100000010000005C000000585FFC80C2E76E13BC.png" xlink:type="simple" xlink:show="embed" xlink:actuate="onLoad" draw:mime-type="image/png">
            <text:p/>
          </draw:image>
        </draw:frame>
        <draw:frame draw:style-name="gr1" draw:text-style-name="P1" draw:layer="layout" svg:width="1.557cm" svg:height="1.489cm" svg:x="18.746cm" svg:y="1.372cm">
          <draw:image xlink:href="Pictures/100000010000005C000000585BC17F559F1AB527.png" xlink:type="simple" xlink:show="embed" xlink:actuate="onLoad" draw:mime-type="image/png">
            <text:p/>
          </draw:image>
        </draw:frame>
        <draw:frame draw:style-name="gr1" draw:text-style-name="P1" draw:layer="layout" svg:width="1.557cm" svg:height="1.523cm" svg:x="8.799cm" svg:y="4.001cm">
          <draw:image xlink:href="Pictures/100000010000005C0000005A2D23809563D35285.png" xlink:type="simple" xlink:show="embed" xlink:actuate="onLoad" draw:mime-type="image/png">
            <text:p/>
          </draw:image>
        </draw:frame>
        <draw:frame draw:style-name="gr1" draw:text-style-name="P1" draw:layer="layout" svg:width="2.86cm" svg:height="1.235cm" svg:x="5.766cm" svg:y="4.912cm">
          <draw:image xlink:href="Pictures/10000001000000A9000000492C28BFE49C579620.png" xlink:type="simple" xlink:show="embed" xlink:actuate="onLoad" draw:mime-type="image/png">
            <text:p/>
          </draw:image>
        </draw:frame>
        <draw:frame draw:style-name="gr1" draw:text-style-name="P1" draw:layer="layout" svg:width="2.86cm" svg:height="1.455cm" svg:x="10.688cm" svg:y="4.776cm">
          <draw:image xlink:href="Pictures/10000001000000A9000000568D8523AE560BFDD6.png" xlink:type="simple" xlink:show="embed" xlink:actuate="onLoad" draw:mime-type="image/png">
            <text:p/>
          </draw:image>
        </draw:frame>
        <draw:frame draw:style-name="gr1" draw:text-style-name="P1" draw:layer="layout" svg:width="3.099cm" svg:height="0.762cm" svg:x="1.14cm" svg:y="3.531cm">
          <draw:image xlink:href="Pictures/100000010000014E00000052BCC8CE03AA5649A5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0.762cm" svg:x="5.696cm" svg:y="3.567cm">
          <draw:image xlink:href="Pictures/100000010000015A000000528A26E36C11B5A789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10.334cm" svg:y="3.59cm">
          <draw:image xlink:href="Pictures/1000000100000156000000494FE9658F53D16C24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15.44cm" svg:y="3.722cm">
          <draw:image xlink:href="Pictures/100000010000015600000049D4A11CF7D1D40D39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20.309cm" svg:y="3.696cm">
          <draw:image xlink:href="Pictures/100000010000015600000049EC87EAA974DB60D2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5.359cm" svg:y="6.077cm">
          <draw:image xlink:href="Pictures/10000001000001560000004964C7CD3F12FAC7C4.png" xlink:type="simple" xlink:show="embed" xlink:actuate="onLoad" draw:mime-type="image/png">
            <text:p/>
          </draw:image>
        </draw:frame>
        <draw:frame draw:style-name="gr1" draw:text-style-name="P1" draw:layer="layout" svg:width="2.962cm" svg:height="1.235cm" svg:x="15.689cm" svg:y="5.045cm">
          <draw:image xlink:href="Pictures/10000001000000AF000000497CF08C40E763416D.png" xlink:type="simple" xlink:show="embed" xlink:actuate="onLoad" draw:mime-type="image/png">
            <text:p/>
          </draw:image>
        </draw:frame>
        <draw:frame draw:style-name="gr1" draw:text-style-name="P1" draw:layer="layout" svg:width="2.962cm" svg:height="1.421cm" svg:x="20.85cm" svg:y="4.926cm">
          <draw:image xlink:href="Pictures/10000001000000AF0000005409FBE6212081B206.png" xlink:type="simple" xlink:show="embed" xlink:actuate="onLoad" draw:mime-type="image/png">
            <text:p/>
          </draw:image>
        </draw:frame>
        <draw:frame draw:style-name="gr1" draw:text-style-name="P1" draw:layer="layout" svg:width="2.962cm" svg:height="1.235cm" svg:x="5.847cm" svg:y="7.665cm">
          <draw:image xlink:href="Pictures/10000001000000AF00000049A3F23ADD8234198B.png" xlink:type="simple" xlink:show="embed" xlink:actuate="onLoad" draw:mime-type="image/png">
            <text:p/>
          </draw:image>
        </draw:frame>
        <draw:frame draw:style-name="gr1" draw:text-style-name="P1" draw:layer="layout" svg:width="3.216cm" svg:height="1.387cm" svg:x="10.775cm" svg:y="7.509cm">
          <draw:image xlink:href="Pictures/10000001000000BE00000052B7263F5C136AA035.png" xlink:type="simple" xlink:show="embed" xlink:actuate="onLoad" draw:mime-type="image/png">
            <text:p/>
          </draw:image>
        </draw:frame>
        <draw:frame draw:style-name="gr1" draw:text-style-name="P1" draw:layer="layout" svg:width="2.725cm" svg:height="1.235cm" svg:x="16.152cm" svg:y="7.638cm">
          <draw:image xlink:href="Pictures/10000001000000A100000049A51D9FF1B1D56549.png" xlink:type="simple" xlink:show="embed" xlink:actuate="onLoad" draw:mime-type="image/png">
            <text:p/>
          </draw:image>
        </draw:frame>
        <draw:frame draw:style-name="gr1" draw:text-style-name="P1" draw:layer="layout" svg:width="2.081cm" svg:height="1.235cm" svg:x="21.555cm" svg:y="7.691cm">
          <draw:image xlink:href="Pictures/100000010000007B00000049B86352EBED2B0E6E.png" xlink:type="simple" xlink:show="embed" xlink:actuate="onLoad" draw:mime-type="image/png">
            <text:p/>
          </draw:image>
        </draw:frame>
        <draw:custom-shape draw:style-name="gr3" draw:text-style-name="P3" draw:layer="layout" svg:width="2.116cm" svg:height="0.608cm" svg:x="18.947cm" svg:y="7.9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116cm" svg:height="0.608cm" svg:x="3.686cm" svg:y="7.9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116cm" svg:height="0.608cm" svg:x="8.715cm" svg:y="7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556cm" svg:height="0.762cm" svg:x="10.334cm" svg:y="6.209cm">
          <draw:image xlink:href="Pictures/100000010000015600000049C9700345B8310AD9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15.361cm" svg:y="6.236cm">
          <draw:image xlink:href="Pictures/100000010000015600000049413024D3DE10ADCF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20.573cm" svg:y="6.235cm">
          <draw:image xlink:href="Pictures/100000010000015600000049EC87EAA974DB60D2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5.599cm" svg:y="8.802cm">
          <draw:image xlink:href="Pictures/10000001000001560000004977CF93D1F6DE01CF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10.573cm" svg:y="8.865cm">
          <draw:image xlink:href="Pictures/1000000100000156000000494FE9658F53D16C24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62cm" svg:x="15.838cm" svg:y="8.839cm">
          <draw:image xlink:href="Pictures/10000001000001560000004911705B0A1B59E2FE.png" xlink:type="simple" xlink:show="embed" xlink:actuate="onLoad" draw:mime-type="image/png">
            <text:p/>
          </draw:image>
        </draw:frame>
        <draw:frame draw:style-name="gr1" draw:text-style-name="P1" draw:layer="layout" svg:width="3.429cm" svg:height="0.762cm" svg:x="20.839cm" svg:y="8.828cm">
          <draw:image xlink:href="Pictures/100000010000014A00000049E4062694EB8F8DAB.png" xlink:type="simple" xlink:show="embed" xlink:actuate="onLoad" draw:mime-type="image/png">
            <text:p/>
          </draw:image>
        </draw:frame>
        <draw:frame draw:style-name="gr1" draw:text-style-name="P1" draw:layer="layout" svg:width="1.811cm" svg:height="1.523cm" svg:x="13.619cm" svg:y="4.073cm">
          <draw:image xlink:href="Pictures/100000010000006B0000005A92FF30D82D073F61.png" xlink:type="simple" xlink:show="embed" xlink:actuate="onLoad" draw:mime-type="image/png">
            <text:p/>
          </draw:image>
        </draw:frame>
        <draw:frame draw:style-name="gr1" draw:text-style-name="P1" draw:layer="layout" svg:width="1.811cm" svg:height="1.489cm" svg:x="3.724cm" svg:y="6.588cm">
          <draw:image xlink:href="Pictures/100000010000006B00000058D6E7267D063230FC.png" xlink:type="simple" xlink:show="embed" xlink:actuate="onLoad" draw:mime-type="image/png">
            <text:p/>
          </draw:image>
        </draw:frame>
        <draw:frame draw:style-name="gr1" draw:text-style-name="P1" draw:layer="layout" svg:width="1.811cm" svg:height="1.489cm" svg:x="18.964cm" svg:y="6.588cm">
          <draw:image xlink:href="Pictures/100000010000006B00000058FAADF06FC3B47356.png" xlink:type="simple" xlink:show="embed" xlink:actuate="onLoad" draw:mime-type="image/png">
            <text:p/>
          </draw:image>
        </draw:frame>
        <draw:frame draw:style-name="gr1" draw:text-style-name="P1" draw:layer="layout" svg:width="1.523cm" svg:height="1.523cm" svg:x="18.791cm" svg:y="4.213cm">
          <draw:image xlink:href="Pictures/100000010000005A0000005AFEEDF6B966DD86D2.png" xlink:type="simple" xlink:show="embed" xlink:actuate="onLoad" draw:mime-type="image/png">
            <text:p/>
          </draw:image>
        </draw:frame>
        <draw:frame draw:style-name="gr1" draw:text-style-name="P1" draw:layer="layout" svg:width="1.523cm" svg:height="1.489cm" svg:x="9cm" svg:y="6.584cm">
          <draw:image xlink:href="Pictures/100000010000005A000000588068D81AC1FF3204.png" xlink:type="simple" xlink:show="embed" xlink:actuate="onLoad" draw:mime-type="image/png">
            <text:p/>
          </draw:image>
        </draw:frame>
        <draw:frame draw:style-name="gr1" draw:text-style-name="P1" draw:layer="layout" svg:width="0.744cm" svg:height="0.998cm" svg:x="14.487cm" svg:y="7.041cm">
          <draw:image xlink:href="Pictures/100000010000002C0000003B6FAF58B3A35A1AB2.png" xlink:type="simple" xlink:show="embed" xlink:actuate="onLoad" draw:mime-type="image/png">
            <text:p/>
          </draw:image>
        </draw:frame>
        <draw:custom-shape draw:style-name="gr5" draw:text-style-name="P5" draw:layer="layout" svg:width="0.556cm" svg:height="0.556cm" svg:x="4.127cm" svg:y="10.6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0.878cm" svg:x="4.868cm" svg:y="10.425cm">
          <draw:text-box>
            <text:p text:style-name="P6"><text:span text:style-name="T1">Downsampling</text:span></text:p>
          </draw:text-box>
        </draw:frame>
        <draw:custom-shape draw:style-name="gr7" draw:text-style-name="P4" draw:layer="layout" svg:width="0.556cm" svg:height="0.556cm" svg:x="11.32cm" svg:y="10.63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0.878cm" svg:x="12.061cm" svg:y="10.451cm">
          <draw:text-box>
            <text:p text:style-name="P6"><text:span text:style-name="T1">Upsampling</text:span></text:p>
          </draw:text-box>
        </draw:frame>
        <draw:custom-shape draw:style-name="gr8" draw:text-style-name="P8" draw:layer="layout" svg:width="0.556cm" svg:height="0.556cm" svg:x="17.111cm" svg:y="10.63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.436cm" svg:height="0.878cm" svg:x="17.852cm" svg:y="10.451cm">
          <draw:text-box>
            <text:p text:style-name="P6"><text:span text:style-name="T1">Final dimensional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11:44:44.390714258</meta:creation-date>
    <dc:date>2024-02-03T14:45:59.669933821</dc:date>
    <meta:editing-duration>PT2H10M5S</meta:editing-duration>
    <meta:editing-cycles>18</meta:editing-cycles>
    <meta:generator>LibreOffice/7.3.7.2$Linux_X86_64 LibreOffice_project/30$Build-2</meta:generator>
    <meta:document-statistic meta:object-count="56"/>
  </office:meta>
</office:document-meta>
</file>